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3">45.1miles in the last week </text:p>
      <text:p text:style-name="P3"/>
      <text:p text:style-name="P3"/>
      <text:p text:style-name="P3"/>
      <text:p text:style-name="P3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3">23.6 miles in the last week </text:p>
      <text:p text:style-name="P3"/>
      <text:p text:style-name="P3"/>
      <text:p text:style-name="P3"/>
      <text:p text:style-name="P3"/>
      <text:p text:style-name="P3"/>
      <text:p text:style-name="P4"><text:soft-page-break/>Sat Oct 28, 2017 <text:span text:style-name="T1">2.5 miles</text:span></text:p>
      <text:p text:style-name="P4">In Varenna I jogged ¼ mile to warm up and then ran 1 mile out and 1 mile back.</text:p>
      <text:p text:style-name="P4">Splits: 8:40 and 8:23. Then I warmed down with a ¼ mile jog. </text:p>
      <text:p text:style-name="P4">We traveled to Milan and flew back to Amsterdam. </text:p>
      <text:p text:style-name="P4"/>
      <text:p text:style-name="P4">Sun Oct 29, 2017 <text:span text:style-name="T1">6.75 miles</text:span> </text:p>
      <text:p text:style-name="P4">In Amsterdam I warmed up with a ¼ mile jog and then ran out and back 6 miles on flat bike paths and roads. Splits: 8:40, 8:28, 8:15, 8:25, 8:26, 8:06. <text:s/>I warmed down with a ½ mile jog. <text:s/>Average pace = 8:23/mile </text:p>
      <text:p text:style-name="P4"/>
      <text:p text:style-name="P5">I am going to gradually increase the amount of interval training I am doing.</text:p>
      <text:p text:style-name="P4"/>
      <text:p text:style-name="P4">Mon Oct 30, 2017 <text:span text:style-name="T1">3 miles</text:span></text:p>
      <text:p text:style-name="P4">I ran 3 miles on bike paths in 28:33. The run included 2 x ½ mile with a ¼ mile jog between the halves. <text:s/>The times of the ½ miles were 3:54 and 3:56.</text:p>
      <text:p text:style-name="P4"/>
      <text:p text:style-name="P4">Tues Oct 31, 2017 <text:span text:style-name="T1">4 miles</text:span></text:p>
      <text:p text:style-name="P4">I ran 4 miles on flat roads and bike paths averaging 9:30/mile.</text:p>
      <text:p text:style-name="P4"/>
      <text:p text:style-name="P4">Wed Nov 1, 2017 <text:span text:style-name="T1">4.25 miles</text:span></text:p>
      <text:p text:style-name="P4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4"/>
      <text:p text:style-name="P4">Thurs Nov 2, 2017 <text:span text:style-name="T1">4.75 miles</text:span></text:p>
      <text:p text:style-name="P4">I warmed up with a ½ mile jog and then ran 4 miles on flat bike paths. The average pace was 9:25/mile. <text:span text:style-name="T2"><text:s/></text:span>I warmed down with a ¼ mile jog.</text:p>
      <text:p text:style-name="P4"/>
      <text:p text:style-name="P4">Fri Nov 3, 2017 <text:span text:style-name="T1">3 miles</text:span></text:p>
      <text:p text:style-name="P4">I rode a bike 5 miles and ran and walked 1.5 miles. The 5 miles of bike riding I take equivalent to about 1.5 miles of running.</text:p>
      <text:p text:style-name="P4"/>
      <text:p text:style-name="P5">28.25 miles in the last week</text:p>
      <text:p text:style-name="P4"/>
      <text:p text:style-name="P1"><text:soft-page-break/>Sat Nov 4, 2017 <text:span text:style-name="T1">7.5 miles</text:span></text:p>
      <text:p text:style-name="P1">I warmed up with 1.5 miles that included about 10 short pickups. <text:s/></text:p>
      <text:p text:style-name="P1">Then I ran intervals on a long, straight, flat bike path. </text:p>
      <text:p text:style-name="P1">I ran 6 x ½ mile with a ¼ mile jog after each ½ mile. The jogs took about 3:30. <text:s/>The times for the ½ miles were: 3:56, 3:59, 3:57, 3:54, 3:53, 3:44</text:p>
      <text:p text:style-name="P2">I rested 2 minutes and ran 2 x 0.2 miles with a 0.3 mile jog between the 0.2 mile runs. <text:s/>The times for the 0.2 mile runs were 82.3s (6:51/mile) and 85.5s (7:07/mile). I warmed down with a 0.55 mile jog.</text:p>
      <text:p text:style-name="P1"/>
      <text:p text:style-name="P1">Sun Nov 5, 2017 <text:span text:style-name="T1">4 miles</text:span></text:p>
      <text:p text:style-name="P1">I warmed up with ½ mile, ran 3 miles and warmed down with ½ mile. <text:s/>The average pace for the 3 miles was 9:19/mile. <text:s/>I felt good after yesterday's tough workout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05T13:28:40.52</dc:date>
    <dc:creator>James Lombardi</dc:creator>
    <meta:editing-duration>PT5H51M59S</meta:editing-duration>
    <meta:editing-cycles>19</meta:editing-cycles>
    <meta:generator>OpenOffice/4.1.2$Win32 OpenOffice.org_project/412m3$Build-9782</meta:generator>
    <meta:document-statistic meta:table-count="0" meta:image-count="0" meta:object-count="0" meta:page-count="4" meta:paragraph-count="66" meta:word-count="961" meta:character-count="4572"/>
  </office:meta>
</office:document-meta>
</file>